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0000ff"/>
    </style:style>
    <style:style style:name="T24" style:family="text">
      <style:text-properties fo:background-color="#ff0000"/>
    </style:style>
    <style:style style:name="T25" style:family="text">
      <style:text-properties fo:color="#ffffff"/>
    </style:style>
    <style:style style:name="T26" style:family="text">
      <style:text-properties fo:color="#ffffff" fo:font-weight="normal" fo:background-color="#336666" style:font-weight-asian="normal" style:font-weight-complex="normal"/>
    </style:style>
    <style:style style:name="T27" style:family="text">
      <style:text-properties fo:color="#ffffff" fo:background-color="#336666"/>
    </style:style>
    <style:style style:name="T28" style:family="text">
      <style:text-properties fo:color="#ffffff" fo:font-size="20pt" fo:background-color="#cc0066" style:font-size-asian="20pt" style:font-size-complex="20pt"/>
    </style:style>
    <style:style style:name="T29" style:family="text">
      <style:text-properties fo:color="#ffffff" fo:background-color="#000000"/>
    </style:style>
    <style:style style:name="T30" style:family="text">
      <style:text-properties fo:color="#ffffff" fo:background-color="#66ffff"/>
    </style:style>
    <style:style style:name="T31" style:family="text">
      <style:text-properties fo:background-color="#ffcc00"/>
    </style:style>
    <style:style style:name="T32" style:family="text">
      <style:text-properties style:use-window-font-color="true" fo:background-color="#000000"/>
    </style:style>
    <style:style style:name="T33" style:family="text">
      <style:text-properties style:use-window-font-color="true" fo:font-size="20pt" fo:background-color="#cc0066" style:font-size-asian="20pt" style:font-size-complex="20pt"/>
    </style:style>
    <style:style style:name="T34" style:family="text">
      <style:text-properties style:use-window-font-color="true" fo:background-color="#cc0066"/>
    </style:style>
    <style:style style:name="T35" style:family="text">
      <style:text-properties style:use-window-font-color="true" fo:background-color="#66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 06 =poniżej 40</text:p>
      <text:p text:style-name="P2">CGMDataHigh <text:s text:c="5"/>CGMRecordType = <text:span text:style-name="T1">0x07</text:span> – osiągnięty górny limit glikemii 07 FF =powyżej 400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26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<text:span text:style-name="T15">34</text:span> <text:span text:style-name="T15">33</text:span> <text:span text:style-name="T15">36</text:span> <text:span text:style-name="T18">13</text:span> <text:span text:style-name="T15">36</text:span> <text:span text:style-name="T18">13</text:span> <text:span text:style-name="T15">36</text:span> <text:span text:style-name="T18">13</text:span> <text:span text:style-name="T15">35</text:span> <text:span text:style-name="T18">13</text:span> <text:span text:style-name="T15">35</text:span> <text:span text:style-name="T18">13</text:span> <text:span text:style-name="T15">35</text:span> <text:span text:style-name="T18">13</text:span> <text:span text:style-name="T15">35</text:span> <text:span text:style-name="T14">13 54 48 05 08</text:span> <text:span text:style-name="T18">13</text:span> <text:span text:style-name="T15">35</text:span> <text:span text:style-name="T15">43</text:span> <text:span text:style-name="T15">4A</text:span> <text:span text:style-name="T15">4A</text:span> <text:span text:style-name="T15">47</text:span> <text:span text:style-name="T15">41</text:span> <text:span text:style-name="T15">3B</text:span> <text:span text:style-name="T15">34</text:span> <text:span text:style-name="T15">33</text:span> <text:span text:style-name="T15">36</text:span> <text:span text:style-name="T15">3C</text:span> <text:span text:style-name="T15">42</text:span> <text:span text:style-name="T15">48</text:span> <text:span text:style-name="T15">4F</text:span> <text:span text:style-name="T15">56</text:span> <text:span text:style-name="T15">5C</text:span> <text:span text:style-name="T15">5D</text:span> <text:span text:style-name="T15">5A</text:span> <text:span text:style-name="T17">CA 13 14 6A 06 0E</text:span> <text:span text:style-name="T15">55</text:span> <text:span text:style-name="T15">4E</text:span> <text:span text:style-name="T15">48</text:span> <text:span text:style-name="T15">5A</text:span> <text:span text:style-name="T16">93 1D 13 14 7B 06 0F</text:span> <text:span text:style-name="T15">51</text:span> <text:span text:style-name="T15">48</text:span> <text:span text:style-name="T15">47</text:span> <text:span text:style-name="T15">4B</text:span> <text:span text:style-name="T15">52</text:span> 13 <text:span text:style-name="T15">4F</text:span> <text:span text:style-name="T15">5C</text:span></text:p>
      <text:p text:style-name="P7"><text:span text:style-name="T15">68</text:span> <text:span text:style-name="T15">74</text:span> <text:span text:style-name="T29">13</text:span> <text:span text:style-name="T15">63</text:span> <text:span text:style-name="T15">6D</text:span> <text:span text:style-name="T29">13</text:span> <text:span text:style-name="T15">5E</text:span> <text:span text:style-name="T29">13</text:span> <text:span text:style-name="T15">53</text:span> <text:span text:style-name="T29">13</text:span> <text:span text:style-name="T15">4D</text:span> <text:span text:style-name="T29">13</text:span> <text:span text:style-name="T15">4A</text:span> <text:span text:style-name="T29">13</text:span> <text:span text:style-name="T15">49</text:span> <text:span text:style-name="T29">13</text:span> <text:span text:style-name="T15">49</text:span> <text:span text:style-name="T35">13</text:span><text:span text:style-name="T14"> 54 57 </text:span><text:span text:style-name="T35">08 08</text:span> <text:span text:style-name="T18">13</text:span> <text:span text:style-name="T15">49</text:span> <text:span text:style-name="T15">48</text:span> <text:span text:style-name="T15">4C</text:span> <text:span text:style-name="T15">53</text:span> <text:span text:style-name="T15">5B</text:span> <text:span text:style-name="T15">6C</text:span> <text:span text:style-name="T15">75</text:span> <text:span text:style-name="T15">7E</text:span> <text:span text:style-name="T15">88</text:span> <text:span text:style-name="T15">80</text:span> <text:span text:style-name="T15">7C</text:span> <text:span text:style-name="T15">74</text:span> <text:span text:style-name="T15">6C</text:span> <text:span text:style-name="T15">63</text:span> <text:span text:style-name="T15">5A</text:span> <text:span text:style-name="T15">51</text:span> <text:span text:style-name="T15">48</text:span> <text:span text:style-name="T15">47</text:span> <text:span text:style-name="T15">4B</text:span> <text:span text:style-name="T15">52</text:span> <text:span text:style-name="T15">5B</text:span> <text:span text:style-name="T15">64</text:span> <text:span text:style-name="T15">6D</text:span> <text:span text:style-name="T14">13 14 52 0A 08</text:span> <text:span text:style-name="T18">13</text:span> <text:span text:style-name="T15">5E</text:span> <text:span text:style-name="T14">13 14 57 0A 08</text:span> <text:span text:style-name="T18">13</text:span> <text:span text:style-name="T15">53</text:span> <text:span text:style-name="T15">64</text:span> <text:span text:style-name="T14">13 14 61</text:span></text:p>
      <text:p text:style-name="P7"><text:span text:style-name="T14">0A 08</text:span> <text:span text:style-name="T23">00 00 01 13 14 68 0A 10</text:span> <text:span text:style-name="T15">6E</text:span> <text:span text:style-name="T15">6F</text:span> <text:span text:style-name="T18">13</text:span> <text:span text:style-name="T15">5E</text:span> <text:span text:style-name="T15">5A</text:span> <text:span text:style-name="T18">13</text:span> <text:span text:style-name="T15">52</text:span> <text:span text:style-name="T18">13</text:span> <text:span text:style-name="T15">4D</text:span> <text:span text:style-name="T18">13</text:span> <text:span text:style-name="T15">4A</text:span> <text:span text:style-name="T18">13</text:span> <text:span text:style-name="T15">49</text:span> <text:span text:style-name="T18">13</text:span> <text:span text:style-name="T15">49</text:span> <text:span text:style-name="T18">13</text:span> <text:span text:style-name="T15">49</text:span> <text:span text:style-name="T14">13 54 57 0B 08</text:span> <text:span text:style-name="T32">13</text:span> <text:span text:style-name="T15">49</text:span> <text:span text:style-name="T15">58</text:span> <text:span text:style-name="T18">13</text:span> <text:span text:style-name="T15">54</text:span> <text:span text:style-name="T15">66</text:span> <text:span text:style-name="T15">77</text:span> <text:span text:style-name="T15">7D</text:span> <text:span text:style-name="T15">7B</text:span> <text:span text:style-name="T15">74</text:span> <text:span text:style-name="T14">13 14 43 0C 08</text:span> <text:span text:style-name="T15">6C</text:span> <text:span text:style-name="T14">13 54 48 0C 08</text:span> <text:span text:style-name="T27">13 34 4A 0C 0C</text:span><text:span text:style-name="T25"> </text:span><text:span text:style-name="T27">13 14 4C 0C 0C</text:span> <text:span text:style-name="T15">63</text:span></text:p>
      <text:p text:style-name="P7"><text:span text:style-name="T14">13 14 4E 0C 08</text:span> <text:span text:style-name="T15">5A</text:span> <text:span text:style-name="T15">51</text:span> <text:span text:style-name="T15">48</text:span> <text:span text:style-name="T15">47</text:span> <text:span text:style-name="T15">4B</text:span> <text:span text:style-name="T17">63 13 14 6D 0C 0E</text:span> <text:span text:style-name="T15">52</text:span> <text:span text:style-name="T15">5B</text:span> <text:span text:style-name="T15">64</text:span> <text:span text:style-name="T14">13 14 76 0C 08</text:span> <text:span text:style-name="T15">6D</text:span> <text:span text:style-name="T31">02 03</text:span> <text:span text:style-name="T17">68 13 14 45 0D 0E</text:span> <text:span text:style-name="T14">13 14 44 0D 08</text:span> <text:span text:style-name="T24">01</text:span> 00 00 00 00 00 00 00 00 00 00 00 00 00 00 00 00 00 00 00 00 00 00 00 00 00 <text:s text:c="42"/><text:span text:style-name="T31"><text:s/>błąd kalibracji</text:span></text:p>
      <text:p text:style-name="P7"/>
      <text:p text:style-name="P7"/>
      <text:p text:style-name="P4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9M4S</meta:editing-duration>
    <meta:editing-cycles>25</meta:editing-cycles>
    <meta:generator>OpenOffice/4.1.5$Win32 OpenOffice.org_project/415m1$Build-9789</meta:generator>
    <dc:date>2019-01-20T15:57:20.47</dc:date>
    <dc:creator>Sławomir Malinowski</dc:creator>
    <meta:document-statistic meta:table-count="0" meta:image-count="0" meta:object-count="0" meta:page-count="1" meta:paragraph-count="49" meta:word-count="761" meta:character-count="4765"/>
    <meta:user-defined meta:name="Info 1"/>
    <meta:user-defined meta:name="Info 2"/>
    <meta:user-defined meta:name="Info 3"/>
    <meta:user-defined meta:name="Info 4"/>
  </office:meta>
</office:document-meta>
</file>